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fo:color="#111111" loext:opacity="100%" style:font-name="Instrument Serif" fo:font-size="24pt" fo:font-style="normal" style:text-underline-style="none" fo:font-weight="normal" officeooo:paragraph-rsid="00075b0f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officeooo:rsid="0007b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drogen, Helium, Lithium, Beryllium, Boron, Carbon, Nitrogen, Oxygen, Fluorine, Neon, Sodium, Magnesium, Aluminum, Silicon, Phosphorus, Sulfur, Chlorine, Argon, Potassium, Calcium, Scandium, Titanium, Vanadium, Chromium, Manganese, Iron, Cobalt, Nickel, Copper, Zinc, Gallium, Germanium, Arsenic, Selenium, Bromine, Krypton, Rubidium, Strontium, Yttrium, Zirconium, Niobium, Molybdenum, Technetium,<text:span text:style-name="T1"> </text:span>Ruthenium, Rhodium, Palladium, Silver, Cadmium, Indium, Tin, Antimony, Tellurium, Iodine, Xenon, Cesium, Barium, Lanthanum, Cerium, Praseodymium, Neodymium, Promethium,<text:span text:style-name="T1"> </text:span>Samarium, Europium, Gadolinium, Terbium, Dysprosium, Holmium, Erbium, Thulium, Ytterbium, Lutetium, Hafnium, Tantalum, Tungsten, Rhenium, Osmium, Iridium, Platinum, Gold, Mercury, Thallium,<text:span text:style-name="T1"> </text:span>Lead,<text:span text:style-name="T1"> </text:span>Bismuth,<text:span text:style-name="T1"> </text:span>Polonium, Astatine, Radon, Francium, Radium, Actinium, Thorium, Protactinium, Uranium, Neptunium, Plutonium, Americium, Curium, Berkelium, Californiu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13:33:54.445332982</meta:creation-date>
    <dc:title>template</dc:title>
    <meta:editing-duration>PT2M3S</meta:editing-duration>
    <meta:editing-cycles>2</meta:editing-cycles>
    <meta:generator>LibreOffice/25.8.2.2$Linux_X86_64 LibreOffice_project/580$Build-2</meta:generator>
    <dc:date>2025-12-19T13:46:09.538146290</dc:date>
    <meta:document-statistic meta:table-count="0" meta:image-count="0" meta:object-count="0" meta:page-count="1" meta:paragraph-count="1" meta:word-count="98" meta:character-count="924" meta:non-whitespace-character-count="827"/>
    <meta:template xlink:type="simple" xlink:actuate="onRequest" xlink:title="template" xlink:href="../../../../.config/libreoffice/4/user/template/template.ott" meta:date="2025-12-19T13:33:53.651712609"/>
  </office:meta>
</office:document-meta>
</file>